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Usuarios :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stro_usuario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r datos perfi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ir imagenen perfi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ir fotos ciuda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icacion perfil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rar se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Paises – Ciudades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Buscador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ve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do de pai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venc 3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is :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2">
          <table:table-cell office:value-type="string" calcext:value-type="string">
            <text:p>Valoracion pai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cion_p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i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tos (borrar, reportar , votar)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xema-lu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entarios (votar , reportar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xe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gunta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xema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iudades 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Valoracion ciuda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u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cion_pr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tos (borrar, reportar , votar)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xema-lu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entarios (votar , reportar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xe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bicacion ciuda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xema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pa 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Funcionalidad map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uis 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0000-00-00T00:00:02.072819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38S</meta:editing-duration>
    <meta:editing-cycles>8</meta:editing-cycles>
    <meta:generator>LibreOffice/4.1.1.2$Windows_x86 LibreOffice_project/7e4286b58adc75a14f6d83f53a03b6c11fa2903</meta:generator>
    <dc:date>2014-06-05T18:49:09.402000000</dc:date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